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>
      <style:text-properties officeooo:rsid="000e933e" officeooo:paragraph-rsid="000e933e"/>
    </style:style>
    <style:style style:name="P4" style:family="paragraph" style:parent-style-name="Text_20_body" style:list-style-name="L1">
      <style:text-properties officeooo:paragraph-rsid="000e933e"/>
    </style:style>
    <style:style style:name="P5" style:family="paragraph" style:parent-style-name="Text_20_body">
      <style:text-properties officeooo:paragraph-rsid="00101e16"/>
    </style:style>
    <style:style style:name="T1" style:family="text">
      <style:text-properties officeooo:rsid="000e933e"/>
    </style:style>
    <style:style style:name="T2" style:family="text">
      <style:text-properties officeooo:rsid="00101e1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dipoo Mobile App</text:p>
      <text:p text:style-name="Title">Ngcee Mobile App</text:p>
      <text:p text:style-name="Text_20_body"/>
      <text:p text:style-name="Text_20_body"/>
      <text:p text:style-name="P5"><text:span text:style-name="T2">Document:<text:tab/>Requirments Document</text:span></text:p>
      <text:p text:style-name="P5"/>
      <text:p text:style-name="P5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05_3269259255" text:style-name="Index_20_Link" text:visited-style-name="Index_20_Link">Base requirements<text:tab/>2</text:a></text:p>
        </text:index-body>
      </text:table-of-content>
      <text:p text:style-name="Text_20_body"/>
      <text:p text:style-name="Text_20_body"/>
      <text:h text:style-name="P2" text:outline-level="1"><text:bookmark-start text:name="__RefHeading___Toc205_3269259255"/>Base requirements<text:bookmark-end text:name="__RefHeading___Toc205_3269259255"/></text:h>
      <text:list xml:id="list2518060440" text:style-name="L1">
        <text:list-item>
          <text:p text:style-name="P4"><text:span text:style-name="T1">file cleaning capabilities</text:span></text:p>
        </text:list-item>
        <text:list-item>
          <text:p text:style-name="P3">active search engine</text:p>
        </text:list-item>
        <text:list-item>
          <text:p text:style-name="P3">scan qr code</text:p>
        </text:list-item>
        <text:list-item>
          <text:p text:style-name="P3">smooth perfomance</text:p>
        </text:list-item>
        <text:list-item>
          <text:p text:style-name="P3">file manager system *</text:p>
        </text:list-item>
        <text:list-item>
          <text:p text:style-name="P3">webshare &amp; or ftp for cross-platform sharing</text:p>
        </text:list-item>
        <text:list-item>
          <text:p text:style-name="P3">convert files e.g from video to audio</text:p>
        </text:list-item>
        <text:list-item>
          <text:p text:style-name="P3">sharing infinitely large files</text:p>
        </text:list-item>
        <text:list-item>
          <text:p text:style-name="P3">share playlist</text:p>
        </text:list-item>
        <text:list-item>
          <text:p text:style-name="P3">multiple device share</text:p>
        </text:list-item>
        <text:list-item>
          <text:p text:style-name="P3">multiple language support, including Shona and Ndebele</text:p>
        </text:list-item>
        <text:list-item>
          <text:p text:style-name="P3">backup files to cloud</text:p>
        </text:list-item>
        <text:list-item>
          <text:p text:style-name="P3">password protection</text:p>
        </text:list-item>
        <text:list-item>
          <text:p text:style-name="P3">vault to store important &amp; confidential files</text:p>
        </text:list-item>
        <text:list-item>
          <text:p text:style-name="P3">compress then send feature, &amp; uncompress feature.</text:p>
        </text:list-item>
        <text:list-item>
          <text:p text:style-name="P3">Group transf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16:16:18.935000000</meta:creation-date>
    <dc:date>2023-07-15T01:23:16.899000000</dc:date>
    <meta:editing-duration>PT9H6M58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22" meta:word-count="100" meta:character-count="576" meta:non-whitespace-character-count="514"/>
  </office:meta>
</office:document-meta>
</file>